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ce6"/>
        <table:table-column table:style-name="co8" table:default-cell-style-name="ce6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8" office:value-type="string">
            <text:p>Liczby silne</text:p>
          </table:table-cell>
          <table:table-cell table:style-name="ce8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Pudelko antytrojkatowe</text:p>
          </table:table-cell>
          <table:table-cell table:style-name="ce8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Rysowanie trojkatow</text:p>
          </table:table-cell>
          <table:table-cell table:style-name="ce8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tabilny ciag</text:p>
          </table:table-cell>
          <table:table-cell table:style-name="ce8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Ustawienie gonca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Piramida liczbowa</text:p>
          </table:table-cell>
          <table:table-cell table:style-name="ce9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9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Reforma drogowa</text:p>
          </table:table-cell>
          <table:covered-table-cell table:style-name="ce9"/>
          <table:table-cell/>
        </table:table-row>
        <table:table-row table:style-name="ro1">
          <table:covered-table-cell table:style-name="ce1"/>
          <table:table-cell table:style-name="ce9" office:value-type="string">
            <text:p>Bezbledne sortowanie</text:p>
          </table:table-cell>
          <table:covered-table-cell table:style-name="ce9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4">14.02.2025</text:date>, <text:time>20:02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14T20:02:39.55</dc:date>
    <dc:creator>Marek P3mar</dc:creator>
    <meta:editing-duration>PT2H22S</meta:editing-duration>
    <meta:editing-cycles>57</meta:editing-cycles>
    <meta:generator>OpenOffice/4.1.13$Win32 OpenOffice.org_project/4113m1$Build-9810</meta:generator>
    <meta:document-statistic meta:table-count="2" meta:cell-count="57" meta:object-count="0"/>
  </office:meta>
</office:document-meta>
</file>